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outline1">
      <style:graphic-properties fo:min-height="8.884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.6cm" fo:margin-bottom="0.1cm" fo:line-height="200%" fo:text-align="justify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2cm" fo:margin-right="0cm" fo:margin-top="0.6cm" fo:margin-bottom="0.1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top="0.6cm" fo:margin-bottom="0.1cm" fo:line-height="200%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2cm" fo:margin-right="2cm" fo:margin-top="0.6cm" fo:margin-bottom="0.1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2cm" fo:margin-right="2cm" fo:margin-top="0.6cm" fo:margin-bottom="0.1cm" fo:line-height="200%" fo:text-indent="2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line-height="200%" fo:text-align="start"/>
      <style:text-properties style:font-name="Arial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-color="#ffffff"/>
    </style:style>
    <style:style style:name="T1" style:family="text">
      <style:text-properties fo:color="#c9211e" loext:opacity="100%" style:font-name="Arial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Calibri" fo:font-size="40pt" style:font-size-asian="40pt" style:font-size-complex="40pt"/>
    </style:style>
    <style:style style:name="T3" style:family="text">
      <style:text-properties style:text-position="-8% 58%" style:font-name="Calibri" fo:font-size="40pt" style:font-size-asian="40pt" style:font-size-complex="40pt"/>
    </style:style>
    <style:style style:name="T4" style:family="text">
      <style:text-properties fo:color="#ffff00" loext:opacity="100%" style:font-name="Calibri" fo:font-size="40pt" style:font-size-asian="40pt" style:font-size-complex="40pt"/>
    </style:style>
    <style:style style:name="T5" style:family="text">
      <style:text-properties fo:color="#ff8000" loext:opacity="100%" style:font-name="Calibri" fo:font-size="40pt" style:text-underline-style="solid" style:text-underline-type="double" style:text-underline-width="auto" style:text-underline-color="font-color" style:font-size-asian="40pt" style:font-size-complex="40pt"/>
    </style:style>
    <style:style style:name="T6" style:family="text">
      <style:text-properties style:font-name="Calibri" fo:font-size="40pt" fo:font-style="italic" style:text-underline-style="solid" style:text-underline-width="auto" style:text-underline-color="font-color" style:font-size-asian="40pt" style:font-style-asian="italic" style:font-size-complex="40pt" style:font-style-complex="italic"/>
    </style:style>
    <text:list-style style:name="L1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1">
        <draw:frame presentation:style-name="pr1" draw:text-style-name="P6" draw:layer="layout" svg:width="27.5cm" svg:height="16.5cm" svg:x="0cm" svg:y="-1.5cm" presentation:class="outline" presentation:user-transformed="true">
          <draw:text-box>
            <text:list text:style-name="L1">
              <text:list-header>
                <text:p text:style-name="P1"><text:span text:style-name="T1">SINTOMAS DA DENGUE</text:span></text:p>
              </text:list-header>
            </text:list>
            <text:list text:style-name="L2">
              <text:list-item>
                <text:p text:style-name="P2"><text:span text:style-name="T2">O mosquito precisa de H</text:span><text:span text:style-name="T3">2</text:span><text:span text:style-name="T2">O limpa para reproduzir-se;</text:span></text:p>
              </text:list-item>
              <text:list-item>
                <text:p text:style-name="P3"><text:span text:style-name="T2">Tempo médio do ciclo é de </text:span><text:span text:style-name="T4">5 a 6 dias</text:span><text:span text:style-name="T2">;</text:span></text:p>
              </text:list-item>
              <text:list-item>
                <text:p text:style-name="P4"><text:span text:style-name="T2">Geralmente os sintomas se manifestam a partir do </text:span><text:span text:style-name="T5">3° dia depois da picada</text:span><text:span text:style-name="T2">;</text:span></text:p>
              </text:list-item>
              <text:list-item>
                <text:p text:style-name="P5"><text:span text:style-name="T2">Na </text:span><text:span text:style-name="T6">dengue hemorrágica</text:span><text:span text:style-name="T2">, o quadro clínico se agrava RAPIDAMENT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04T15:30:51.977000000</meta:creation-date>
    <dc:date>2023-06-04T16:06:05.292000000</dc:date>
    <meta:editing-duration>PT35M21S</meta:editing-duration>
    <meta:editing-cycles>1</meta:editing-cycles>
    <meta:document-statistic meta:object-count="24"/>
    <meta:generator>LibreOffice/7.5.3.2$Windows_X86_64 LibreOffice_project/9f56dff12ba03b9acd7730a5a481eea045e468f3</meta:generator>
  </office:meta>
</office:document-meta>
</file>